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5C9B0690.png" manifest:media-type="image/png"/>
  <manifest:file-entry manifest:full-path="Pictures/100000000000007500000071EA028DAB.png" manifest:media-type="image/png"/>
  <manifest:file-entry manifest:full-path="Pictures/10000000000000600000005DAEAF1089.png" manifest:media-type="image/png"/>
  <manifest:file-entry manifest:full-path="Pictures/1000000100000113000000A081ADBD4B.png" manifest:media-type="image/png"/>
  <manifest:file-entry manifest:full-path="Pictures/10000001000000E1000000E166566709.png" manifest:media-type="image/png"/>
  <manifest:file-entry manifest:full-path="Pictures/100000010000012C0000009A0F5CAB85.png" manifest:media-type="image/png"/>
  <manifest:file-entry manifest:full-path="Pictures/100000010000020000000200B5977EAC.png" manifest:media-type="image/png"/>
  <manifest:file-entry manifest:full-path="Pictures/100000010000008000000080E8B9E059.png" manifest:media-type="image/png"/>
  <manifest:file-entry manifest:full-path="Pictures/10000000000000830000007F9EB2834C.png" manifest:media-type="image/png"/>
  <manifest:file-entry manifest:full-path="Pictures/1000000100000488000003046A48B2C8.png" manifest:media-type="image/png"/>
  <manifest:file-entry manifest:full-path="Pictures/10000000000000800000007C4B220736.png" manifest:media-type="image/png"/>
  <manifest:file-entry manifest:full-path="Pictures/10000001000001F4000001F4CFB1E3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dddddd" draw:fill="none" loext:fill-use-slide-background="false" draw:textarea-horizontal-align="justify" draw:textarea-vertical-align="middle" draw:auto-grow-height="false" fo:min-height="2.081cm" fo:min-width="3.527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="Extrémités_20_de_20_flèche_20_1" draw:marker-start-width="0.275cm" draw:marker-end="Extrémités_20_de_20_flèche_20_1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draw:fill="none" fo:min-height="0.4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85cm" loext:decorative="false"/>
      <style:paragraph-properties style:writing-mode="lr-tb"/>
    </style:style>
    <style:style style:name="gr9" style:family="graphic" style:parent-style-name="objectwithoutfill">
      <style:graphic-properties svg:stroke-width="0.02cm" svg:stroke-color="#b2b2b2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0" style:family="graphic" style:parent-style-name="standard">
      <style:graphic-properties draw:stroke="none" draw:fill="none" fo:min-height="1.564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2.236cm" loext:decorative="false"/>
      <style:paragraph-properties style:writing-mode="lr-tb"/>
    </style:style>
    <style:style style:name="gr12" style:family="graphic" style:parent-style-name="standard">
      <style:graphic-properties svg:stroke-color="#eeeeee" draw:fill="none" loext:fill-use-slide-background="false" draw:textarea-horizontal-align="justify" draw:textarea-vertical-align="middle" draw:auto-grow-height="false" fo:min-height="2.155cm" fo:min-width="3.26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ff3333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oto Mono for Powerline" fo:font-size="10pt" style:font-size-asian="10pt" style:font-size-complex="10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P7" style:family="paragraph">
      <style:paragraph-properties fo:text-align="center" loext:tab-stop-distance="0cm">
        <style:tab-stops/>
      </style:paragraph-properties>
    </style:style>
    <style:style style:name="P8" style:family="paragraph">
      <loext:graphic-properties draw:fill="none"/>
      <style:paragraph-properties fo:text-align="center" loext:tab-stop-distance="0cm">
        <style:tab-stops/>
      </style:paragraph-properties>
      <style:text-properties fo:font-size="14pt" style:font-weight-complex="600"/>
    </style:style>
    <style:style style:name="T1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Noto Mono for Powerline" fo:font-size="10pt" style:font-size-asian="10pt" style:font-size-complex="10pt"/>
    </style:style>
    <style:style style:name="T3" style:family="text">
      <style:text-properties style:font-name="Noto Mono for Powerline1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3333" loext:opacity="100%" style:font-name="Noto Mono for Powerline" fo:font-size="10pt" fo:font-weight="bold" style:font-size-asian="10pt" style:font-weight-asian="bold" style:font-size-complex="10pt" style:font-weight-complex="600"/>
    </style:style>
    <style:style style:name="T5" style:family="text">
      <style:text-properties fo:color="#ff3333" loext:opacity="100%" style:font-name="Noto Mono for Powerline" fo:font-size="8pt" fo:font-weight="bold" style:font-size-asian="10pt" style:font-weight-asian="bold" style:font-size-complex="10pt" style:font-weight-complex="600"/>
    </style:style>
    <style:style style:name="T6" style:family="text">
      <style:text-properties style:font-name="Noto Mono for Powerline1" fo:font-size="1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cm" svg:height="1.9cm" draw:transform="rotate (-3.14159265358979) translate (9.8cm 10.2cm)">
          <draw:image xlink:href="Pictures/10000001000001F4000001F4CFB1E3A6.png" xlink:type="simple" xlink:show="embed" xlink:actuate="onLoad" draw:mime-type="image/png">
            <text:p/>
          </draw:image>
        </draw:frame>
        <draw:frame draw:style-name="gr1" draw:text-style-name="P1" draw:layer="layout" svg:width="3.607cm" svg:height="2.4cm" svg:x="11.093cm" svg:y="9cm">
          <draw:image xlink:href="Pictures/1000000100000488000003046A48B2C8.png" xlink:type="simple" xlink:show="embed" xlink:actuate="onLoad" draw:mime-type="image/png">
            <text:p/>
          </draw:image>
        </draw:frame>
        <draw:custom-shape draw:style-name="gr2" draw:text-style-name="P1" draw:layer="layout" svg:width="5.693cm" svg:height="3.295cm" draw:transform="rotate (0.429001930140206) translate (6.828cm 8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786cm" svg:height="0.761cm" svg:x="9.814cm" svg:y="6.939cm">
          <draw:image xlink:href="Pictures/10000000000000800000007C4B220736.png" xlink:type="simple" xlink:show="embed" xlink:actuate="onLoad" draw:mime-type="image/png">
            <text:p/>
          </draw:image>
        </draw:frame>
        <draw:frame draw:style-name="gr3" draw:text-style-name="P1" draw:layer="layout" svg:width="0.919cm" svg:height="0.89cm" svg:x="10.581cm" svg:y="6.9cm">
          <draw:image xlink:href="Pictures/10000000000000830000007F9EB2834C.png" xlink:type="simple" xlink:show="embed" xlink:actuate="onLoad" draw:mime-type="image/png">
            <text:p/>
          </draw:image>
        </draw:frame>
        <draw:frame draw:style-name="gr1" draw:text-style-name="P1" draw:layer="layout" svg:width="3.607cm" svg:height="2.4cm" svg:x="23.4cm" svg:y="8.899cm">
          <draw:image xlink:href="Pictures/1000000100000488000003046A48B2C8.png" xlink:type="simple" xlink:show="embed" xlink:actuate="onLoad" draw:mime-type="image/png">
            <text:p/>
          </draw:image>
        </draw:frame>
        <draw:frame draw:style-name="gr1" draw:text-style-name="P1" draw:layer="layout" svg:width="1.7cm" svg:height="1.7cm" svg:x="26.307cm" svg:y="9.09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4" draw:text-style-name="P2" draw:layer="layout" svg:width="1.133cm" svg:height="0.663cm" svg:x="26.607cm" svg:y="10.736cm">
          <draw:text-box>
            <text:p><text:span text:style-name="T1">You</text:span></text:p>
          </draw:text-box>
        </draw:frame>
        <draw:frame draw:style-name="gr5" draw:text-style-name="P2" draw:layer="layout" svg:width="1.133cm" svg:height="1.073cm" svg:x="26.608cm" svg:y="10.737cm">
          <draw:text-box>
            <text:p><text:span text:style-name="T1">You</text:span></text:p>
          </draw:text-box>
        </draw:frame>
        <draw:path draw:style-name="gr6" draw:text-style-name="P1" draw:layer="layout" svg:width="3.253cm" svg:height="2.063cm" draw:transform="skewX (0.388161225643539) rotate (0.74804811740477) translate (24.7148396721819cm 7.11332671376976cm)" svg:viewBox="0 0 3254 2064" svg:d="M3254 0c-697 817-3012 545-3254 2064">
          <text:p/>
        </draw:path>
        <draw:path draw:style-name="gr6" draw:text-style-name="P1" draw:layer="layout" svg:width="4.36cm" svg:height="2.719cm" draw:transform="skewX (0.388161225643539) rotate (0.74804811740477) translate (12.0683204738998cm 7.21580723262278cm)" svg:viewBox="0 0 4361 2720" svg:d="M4361 2720c-1893-3449-4361-2637-4361-2637">
          <text:p/>
        </draw:path>
        <draw:path draw:style-name="gr6" draw:text-style-name="P1" draw:layer="layout" svg:width="1.483cm" svg:height="2.407cm" draw:transform="skewX (0.388161225643539) rotate (0.74804811740477) translate (10.6835363146999cm 4.56484763964324cm)" svg:viewBox="0 0 1484 2408" svg:d="M977 0c1566 2240-1002 2194-977 2408">
          <text:p/>
        </draw:path>
        <draw:frame draw:style-name="gr7" draw:text-style-name="P4" draw:layer="layout" svg:width="4.6cm" svg:height="0.7cm" svg:x="10.7cm" svg:y="10.827cm">
          <draw:text-box>
            <text:p text:style-name="P3"><text:span text:style-name="T2">Your laptop</text:span></text:p>
          </draw:text-box>
        </draw:frame>
        <draw:frame draw:style-name="gr1" draw:text-style-name="P1" draw:layer="layout" svg:width="1.7cm" svg:height="1.7cm" svg:x="13.7cm" svg:y="8.6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369cm" svg:height="1.371cm" svg:x="17.895cm" svg:y="7.0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16.3cm" svg:y="6.6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5" draw:text-style-name="P4" draw:layer="layout" svg:width="2.4cm" svg:height="1.073cm" svg:x="15.9cm" svg:y="8.1cm">
          <draw:text-box>
            <text:p text:style-name="P3"><text:span text:style-name="T2">Your</text:span></text:p>
            <text:p text:style-name="P3"><text:span text:style-name="T2">friend</text:span></text:p>
          </draw:text-box>
        </draw:frame>
        <draw:frame draw:style-name="gr1" draw:text-style-name="P1" draw:layer="layout" svg:width="1.2cm" svg:height="1.2cm" svg:x="10.7cm" svg:y="2.4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1.073cm" svg:x="8.8cm" svg:y="3.327cm">
          <draw:text-box>
            <text:p text:style-name="P3"><text:span text:style-name="T2">Your</text:span></text:p>
            <text:p text:style-name="P3"><text:span text:style-name="T2">friend</text:span></text:p>
          </draw:text-box>
        </draw:frame>
        <draw:frame draw:style-name="gr3" draw:text-style-name="P1" draw:layer="layout" svg:width="5.656cm" svg:height="2.9cm" svg:x="11.261cm" svg:y="3.7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8" draw:text-style-name="P5" draw:layer="layout" svg:width="3.55cm" svg:height="1.1cm" svg:x="12.25cm" svg:y="4.6cm">
          <draw:text-box>
            <text:p><text:span text:style-name="T3">Internet</text:span></text:p>
          </draw:text-box>
        </draw:frame>
        <draw:frame draw:style-name="gr1" draw:text-style-name="P1" draw:layer="layout" svg:width="1.5cm" svg:height="1.5cm" svg:x="9.4cm" svg:y="1.8cm">
          <draw:image xlink:href="Pictures/100000010000008000000080E8B9E059.png" xlink:type="simple" xlink:show="embed" xlink:actuate="onLoad" draw:mime-type="image/png">
            <text:p/>
          </draw:image>
        </draw:frame>
        <draw:path draw:style-name="gr6" draw:text-style-name="P1" draw:layer="layout" svg:width="0.885cm" svg:height="1.187cm" draw:transform="skewX (0.388161225643539) rotate (0.74804811740477) translate (10.898520371512cm 9.40137303191775cm)" svg:viewBox="0 0 886 1188" svg:d="M2 0c-51 361 884 1188 884 1188">
          <text:p/>
        </draw:path>
        <draw:line draw:style-name="gr9" draw:text-style-name="P1" draw:layer="layout" svg:x1="20.5cm" svg:y1="0.7cm" svg:x2="20.5cm" svg:y2="16.6cm">
          <text:p/>
        </draw:line>
        <draw:frame draw:style-name="gr5" draw:text-style-name="P2" draw:layer="layout" svg:width="1.133cm" svg:height="1.073cm" svg:x="13.967cm" svg:y="10.237cm">
          <draw:text-box>
            <text:p><text:span text:style-name="T1">You</text:span></text:p>
          </draw:text-box>
        </draw:frame>
        <draw:path draw:style-name="gr6" draw:text-style-name="P1" draw:layer="layout" svg:width="0.824cm" svg:height="3.397cm" draw:transform="skewX (0.388161225643539) rotate (0.74804811740477) translate (27.0951009838549cm 5.46132040096099cm)" svg:viewBox="0 0 825 3398" svg:d="M289 3398c-882-1979 536-3398 536-3398">
          <text:p/>
        </draw:path>
        <draw:path draw:style-name="gr6" draw:text-style-name="P1" draw:layer="layout" svg:width="3.274cm" svg:height="1.801cm" draw:transform="skewX (0.388161225643539) rotate (0.74804811740477) translate (23.7cm 5.6cm)" svg:viewBox="0 0 3275 1802" svg:d="M0 0c1603 2957 2680 1407 3275 1313">
          <text:p/>
        </draw:path>
        <draw:frame draw:style-name="gr1" draw:text-style-name="P1" draw:layer="layout" svg:width="1.369cm" svg:height="1.371cm" svg:x="30.195cm" svg:y="8.729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" draw:text-style-name="P1" draw:layer="layout" svg:width="1.809cm" svg:height="1.813cm" svg:x="28.6cm" svg:y="8.3cm">
          <draw:image xlink:href="Pictures/100000010000020000000200B5977EAC.png" xlink:type="simple" xlink:show="embed" xlink:actuate="onLoad" draw:mime-type="image/png">
            <text:p/>
          </draw:image>
          <draw:glue-point draw:id="4" svg:x="-4.242cm" svg:y="0.853cm"/>
          <draw:glue-point draw:id="5" svg:x="-4.242cm" svg:y="-0.378cm"/>
        </draw:frame>
        <draw:frame draw:style-name="gr5" draw:text-style-name="P4" draw:layer="layout" svg:width="2.4cm" svg:height="1.073cm" svg:x="28.2cm" svg:y="9.8cm">
          <draw:text-box>
            <text:p text:style-name="P3"><text:span text:style-name="T2">Your</text:span></text:p>
            <text:p text:style-name="P3"><text:span text:style-name="T2">friend</text:span></text:p>
          </draw:text-box>
        </draw:frame>
        <draw:frame draw:style-name="gr1" draw:text-style-name="P1" draw:layer="layout" svg:width="1.2cm" svg:height="1.2cm" svg:x="23cm" svg:y="4.1cm">
          <draw:image xlink:href="Pictures/10000001000000E1000000E166566709.png" xlink:type="simple" xlink:show="embed" xlink:actuate="onLoad" draw:mime-type="image/png">
            <text:p/>
          </draw:image>
        </draw:frame>
        <draw:frame draw:style-name="gr5" draw:text-style-name="P4" draw:layer="layout" svg:width="3cm" svg:height="1.073cm" svg:x="21.1cm" svg:y="5.027cm">
          <draw:text-box>
            <text:p text:style-name="P3"><text:span text:style-name="T2">Your</text:span></text:p>
            <text:p text:style-name="P3"><text:span text:style-name="T2">friend</text:span></text:p>
          </draw:text-box>
        </draw:frame>
        <draw:frame draw:style-name="gr3" draw:text-style-name="P1" draw:layer="layout" svg:width="5.656cm" svg:height="2.9cm" svg:x="23.561cm" svg:y="5.4cm">
          <draw:image xlink:href="Pictures/100000010000012C0000009A0F5CAB85.png" xlink:type="simple" xlink:show="embed" xlink:actuate="onLoad" draw:mime-type="image/png">
            <text:p/>
          </draw:image>
        </draw:frame>
        <draw:frame draw:style-name="gr8" draw:text-style-name="P5" draw:layer="layout" svg:width="3.55cm" svg:height="1.1cm" svg:x="24.55cm" svg:y="6.3cm">
          <draw:text-box>
            <text:p><text:span text:style-name="T3">Internet</text:span></text:p>
          </draw:text-box>
        </draw:frame>
        <draw:frame draw:style-name="gr1" draw:text-style-name="P1" draw:layer="layout" svg:width="1.5cm" svg:height="1.5cm" svg:x="21.7cm" svg:y="3.5cm">
          <draw:image xlink:href="Pictures/100000010000008000000080E8B9E059.png" xlink:type="simple" xlink:show="embed" xlink:actuate="onLoad" draw:mime-type="image/png">
            <text:p/>
          </draw:image>
        </draw:frame>
        <draw:frame draw:style-name="gr10" draw:text-style-name="P6" draw:layer="layout" svg:width="4.6cm" svg:height="1.814cm" svg:x="30.1cm" svg:y="1.5cm">
          <draw:text-box>
            <text:p text:style-name="P3"><text:span text:style-name="T4"><text:s text:c="3"/></text:span><text:span text:style-name="T4">Your server</text:span></text:p>
            <text:p text:style-name="P3"><text:span text:style-name="T5"><text:s text:c="7"/></text:span><text:span text:style-name="T5">in a 3rd party <text:s text:c="7"/>datacenter</text:span><text:span text:style-name="T4"> </text:span></text:p>
            <text:p text:style-name="P3"><text:span text:style-name="T4"><text:s text:c="3"/></text:span><text:span text:style-name="T4">a.k.a. ‘VPS’</text:span></text:p>
          </draw:text-box>
        </draw:frame>
        <draw:frame draw:style-name="gr7" draw:text-style-name="P4" draw:layer="layout" svg:width="4.6cm" svg:height="0.7cm" svg:x="23.1cm" svg:y="10.827cm">
          <draw:text-box>
            <text:p text:style-name="P3"><text:span text:style-name="T2">Your laptop</text:span></text:p>
          </draw:text-box>
        </draw:frame>
        <draw:frame draw:style-name="gr11" draw:text-style-name="P8" draw:layer="layout" svg:width="10.5cm" svg:height="2.486cm" svg:x="9.3cm" svg:y="11.814cm">
          <draw:text-box>
            <text:p text:style-name="P7"><text:span text:style-name="T6">Self-hosting</text:span></text:p>
            <text:p text:style-name="P7"><text:span text:style-name="T6">at home</text:span></text:p>
          </draw:text-box>
        </draw:frame>
        <draw:frame draw:style-name="gr11" draw:text-style-name="P8" draw:layer="layout" svg:width="10.5cm" svg:height="2.486cm" svg:x="22.3cm" svg:y="11.814cm">
          <draw:text-box>
            <text:p text:style-name="P7"><text:span text:style-name="T6">Self-hosting</text:span></text:p>
            <text:p text:style-name="P7"><text:span text:style-name="T6">on a VPS</text:span></text:p>
          </draw:text-box>
        </draw:frame>
        <draw:frame draw:style-name="gr3" draw:text-style-name="P1" draw:layer="layout" svg:width="2.3cm" svg:height="1.337cm" svg:x="28.7cm" svg:y="1.763cm">
          <draw:image xlink:href="Pictures/1000000100000113000000A081ADBD4B.png" xlink:type="simple" xlink:show="embed" xlink:actuate="onLoad" draw:mime-type="image/png">
            <text:p/>
          </draw:image>
        </draw:frame>
        <draw:frame draw:style-name="gr5" draw:text-style-name="P6" draw:layer="layout" svg:width="4.6cm" svg:height="1.073cm" svg:x="6.5cm" svg:y="10.4cm">
          <draw:text-box>
            <text:p text:style-name="P3"><text:span text:style-name="T4">Your server</text:span></text:p>
            <text:p text:style-name="P3"><text:span text:style-name="T4">at home <text:s text:c="3"/></text:span></text:p>
          </draw:text-box>
        </draw:frame>
        <draw:frame draw:style-name="gr3" draw:text-style-name="P1" draw:layer="layout" svg:width="0.739cm" svg:height="0.714cm" svg:x="11.5cm" svg:y="7.386cm">
          <draw:image xlink:href="Pictures/100000000000007500000071EA028DAB.png" xlink:type="simple" xlink:show="embed" xlink:actuate="onLoad" draw:mime-type="image/png">
            <text:p/>
          </draw:image>
        </draw:frame>
        <draw:frame draw:style-name="gr3" draw:text-style-name="P1" draw:layer="layout" svg:width="0.7cm" svg:height="0.677cm" svg:x="11.4cm" svg:y="8.1cm">
          <draw:image xlink:href="Pictures/10000000000000600000005DAEAF1089.png" xlink:type="simple" xlink:show="embed" xlink:actuate="onLoad" draw:mime-type="image/png">
            <text:p/>
          </draw:image>
        </draw:frame>
        <draw:frame draw:style-name="gr3" draw:text-style-name="P1" draw:layer="layout" svg:width="1.2cm" svg:height="1.2cm" svg:x="10cm" svg:y="7.9cm">
          <draw:image xlink:href="Pictures/10000001000003E8000003E85C9B0690.png" xlink:type="simple" xlink:show="embed" xlink:actuate="onLoad" draw:mime-type="image/png">
            <text:p/>
          </draw:image>
        </draw:frame>
        <draw:frame draw:style-name="gr3" draw:text-style-name="P1" draw:layer="layout" svg:width="1.2cm" svg:height="1.2cm" svg:x="27.3cm" svg:y="2.6cm">
          <draw:image xlink:href="Pictures/10000001000003E8000003E85C9B0690.png" xlink:type="simple" xlink:show="embed" xlink:actuate="onLoad" draw:mime-type="image/png">
            <text:p/>
          </draw:image>
        </draw:frame>
        <draw:frame draw:style-name="gr3" draw:text-style-name="P1" draw:layer="layout" svg:width="0.786cm" svg:height="0.761cm" svg:x="28.014cm" svg:y="3.9cm">
          <draw:image xlink:href="Pictures/10000000000000800000007C4B220736.png" xlink:type="simple" xlink:show="embed" xlink:actuate="onLoad" draw:mime-type="image/png">
            <text:p/>
          </draw:image>
        </draw:frame>
        <draw:frame draw:style-name="gr3" draw:text-style-name="P1" draw:layer="layout" svg:width="0.919cm" svg:height="0.89cm" svg:x="27.1cm" svg:y="3.9cm">
          <draw:image xlink:href="Pictures/10000000000000830000007F9EB2834C.png" xlink:type="simple" xlink:show="embed" xlink:actuate="onLoad" draw:mime-type="image/png">
            <text:p/>
          </draw:image>
        </draw:frame>
        <draw:frame draw:style-name="gr3" draw:text-style-name="P1" draw:layer="layout" svg:width="0.739cm" svg:height="0.714cm" svg:x="26.361cm" svg:y="3.6cm">
          <draw:image xlink:href="Pictures/100000000000007500000071EA028DAB.png" xlink:type="simple" xlink:show="embed" xlink:actuate="onLoad" draw:mime-type="image/png">
            <text:p/>
          </draw:image>
        </draw:frame>
        <draw:frame draw:style-name="gr3" draw:text-style-name="P1" draw:layer="layout" svg:width="0.7cm" svg:height="0.677cm" svg:x="26.4cm" svg:y="2.8cm">
          <draw:image xlink:href="Pictures/10000000000000600000005DAEAF1089.png" xlink:type="simple" xlink:show="embed" xlink:actuate="onLoad" draw:mime-type="image/png">
            <text:p/>
          </draw:image>
        </draw:frame>
        <draw:frame draw:style-name="gr5" draw:text-style-name="P6" draw:layer="layout" svg:width="4.6cm" svg:height="1.073cm" svg:x="7.4cm" svg:y="6cm">
          <draw:text-box>
            <text:p text:style-name="P3"><text:span text:style-name="T4">Your apps</text:span></text:p>
            <text:p text:style-name="P3"><text:span text:style-name="T5">(digital services)</text:span></text:p>
          </draw:text-box>
        </draw:frame>
        <draw:frame draw:style-name="gr5" draw:text-style-name="P6" draw:layer="layout" svg:width="4.6cm" svg:height="1.073cm" svg:x="27.8cm" svg:y="4.7cm">
          <draw:text-box>
            <text:p text:style-name="P3"><text:span text:style-name="T4">Your apps</text:span></text:p>
            <text:p text:style-name="P3"><text:span text:style-name="T5">(digital services)</text:span></text:p>
          </draw:text-box>
        </draw:frame>
        <draw:custom-shape draw:style-name="gr12" draw:text-style-name="P1" draw:layer="layout" svg:width="5.317cm" svg:height="3.401cm" draw:transform="rotate (0.305607152024207) translate (25.534cm 2.2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 for Powerline" svg:font-family="'Noto Mono for Powerline'" style:font-pitch="fixed"/>
    <style:font-face style:name="Noto Mono for Powerline1" svg:font-family="'Noto Mono for Powerline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49%" draw:shadow-opacity="4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e Aubin</meta:initial-creator>
    <meta:creation-date>2017-11-01T12:52:43.044369556</meta:creation-date>
    <dc:date>2025-06-22T16:26:35.687184775</dc:date>
    <dc:creator>Alexandre Aubin</dc:creator>
    <meta:editing-duration>PT1H12M4S</meta:editing-duration>
    <meta:editing-cycles>9</meta:editing-cycles>
    <meta:generator>LibreOffice/24.2.7.2$Linux_X86_64 LibreOffice_project/420$Build-2</meta:generator>
    <meta:document-statistic meta:object-count="52"/>
  </office:meta>
</office:document-meta>
</file>